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243cm" table:align="margins"/>
    </style:style>
    <style:style style:name="Table1.A" style:family="table-column">
      <style:table-column-properties style:column-width="3.621cm" style:rel-column-width="32768*"/>
    </style:style>
    <style:style style:name="Table1.B" style:family="table-column">
      <style:table-column-properties style:column-width="3.621cm" style:rel-column-width="32767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3.261cm" table:align="margins"/>
    </style:style>
    <style:style style:name="Table2.A" style:family="table-column">
      <style:table-column-properties style:column-width="3.261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4.001cm" table:align="margins"/>
    </style:style>
    <style:style style:name="Table3.A" style:family="table-column">
      <style:table-column-properties style:column-width="4.001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4.001cm" table:align="margins"/>
    </style:style>
    <style:style style:name="Table4.A" style:family="table-column">
      <style:table-column-properties style:column-width="4.001cm" style:rel-column-width="65535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4.302cm" table:align="margins"/>
    </style:style>
    <style:style style:name="Table5.A" style:family="table-column">
      <style:table-column-properties style:column-width="4.302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6.352cm" table:align="margins"/>
    </style:style>
    <style:style style:name="Table6.A" style:family="table-column">
      <style:table-column-properties style:column-width="3.177cm" style:rel-column-width="32768*"/>
    </style:style>
    <style:style style:name="Table6.B" style:family="table-column">
      <style:table-column-properties style:column-width="3.175cm" style:rel-column-width="3276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none" fo:border-right="0.002cm solid #000000" fo:border-top="none" fo:border-bottom="0.002cm solid #000000"/>
    </style:style>
    <style:style style:name="Table7" style:family="table">
      <style:table-properties style:width="3.408cm" table:align="margins"/>
    </style:style>
    <style:style style:name="Table7.A" style:family="table-column">
      <style:table-column-properties style:column-width="3.408cm" style:rel-column-width="65535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3.731cm" table:align="margins"/>
    </style:style>
    <style:style style:name="Table8.A" style:family="table-column">
      <style:table-column-properties style:column-width="3.731cm" style:rel-column-width="65535*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3cm" table:align="margins"/>
    </style:style>
    <style:style style:name="Table9.A" style:family="table-column">
      <style:table-column-properties style:column-width="3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3.5cm" table:align="margins"/>
    </style:style>
    <style:style style:name="Table10.A" style:family="table-column">
      <style:table-column-properties style:column-width="3.5cm" style:rel-column-width="65535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3.5cm" table:align="margins"/>
    </style:style>
    <style:style style:name="Table11.A" style:family="table-column">
      <style:table-column-properties style:column-width="3.5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9.035cm" table:align="margins"/>
    </style:style>
    <style:style style:name="Table12.A" style:family="table-column">
      <style:table-column-properties style:column-width="4.517cm" style:rel-column-width="32768*"/>
    </style:style>
    <style:style style:name="Table12.B" style:family="table-column">
      <style:table-column-properties style:column-width="4.517cm" style:rel-column-width="3276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none" fo:border-right="0.002cm solid #000000" fo:border-top="none" fo:border-bottom="0.002cm solid #000000"/>
    </style:style>
    <style:style style:name="Table13" style:family="table">
      <style:table-properties style:width="4.001cm" table:align="margins"/>
    </style:style>
    <style:style style:name="Table13.A" style:family="table-column">
      <style:table-column-properties style:column-width="4.001cm" style:rel-column-width="65535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4.001cm" table:align="margins"/>
    </style:style>
    <style:style style:name="Table14.A" style:family="table-column">
      <style:table-column-properties style:column-width="4.001cm" style:rel-column-width="65535*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3.378cm" table:align="margins"/>
    </style:style>
    <style:style style:name="Table15.A" style:family="table-column">
      <style:table-column-properties style:column-width="3.378cm" style:rel-column-width="65535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4.001cm" table:align="margins"/>
    </style:style>
    <style:style style:name="Table16.A" style:family="table-column">
      <style:table-column-properties style:column-width="4.001cm" style:rel-column-width="65535*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4.001cm" table:align="margins"/>
    </style:style>
    <style:style style:name="Table17.A" style:family="table-column">
      <style:table-column-properties style:column-width="4.001cm" style:rel-column-width="65535*"/>
    </style:style>
    <style:style style:name="Table17.A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4.001cm" table:align="margins"/>
    </style:style>
    <style:style style:name="Table18.A" style:family="table-column">
      <style:table-column-properties style:column-width="4.001cm" style:rel-column-width="65535*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4.001cm" table:align="margins"/>
    </style:style>
    <style:style style:name="Table19.A" style:family="table-column">
      <style:table-column-properties style:column-width="4.001cm" style:rel-column-width="65535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4.001cm" table:align="margins"/>
    </style:style>
    <style:style style:name="Table20.A" style:family="table-column">
      <style:table-column-properties style:column-width="4.001cm" style:rel-column-width="65535*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4.001cm" table:align="margins"/>
    </style:style>
    <style:style style:name="Table21.A" style:family="table-column">
      <style:table-column-properties style:column-width="4.001cm" style:rel-column-width="65535*"/>
    </style:style>
    <style:style style:name="Table21.A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4.001cm" table:align="margins"/>
    </style:style>
    <style:style style:name="Table22.A" style:family="table-column">
      <style:table-column-properties style:column-width="4.001cm" style:rel-column-width="65535*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4.001cm" table:align="margins"/>
    </style:style>
    <style:style style:name="Table23.A" style:family="table-column">
      <style:table-column-properties style:column-width="4.001cm" style:rel-column-width="65535*"/>
    </style:style>
    <style:style style:name="Table23.A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4.001cm" table:align="margins"/>
    </style:style>
    <style:style style:name="Table24.A" style:family="table-column">
      <style:table-column-properties style:column-width="4.001cm" style:rel-column-width="65535*"/>
    </style:style>
    <style:style style:name="Table24.A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4.001cm" table:align="margins"/>
    </style:style>
    <style:style style:name="Table25.A" style:family="table-column">
      <style:table-column-properties style:column-width="4.001cm" style:rel-column-width="65535*"/>
    </style:style>
    <style:style style:name="Table25.A1" style:family="table-cell">
      <style:table-cell-properties fo:padding="0.097cm" fo:border="0.002cm solid #000000"/>
    </style:style>
    <style:style style:name="Table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4.001cm" table:align="margins"/>
    </style:style>
    <style:style style:name="Table26.A" style:family="table-column">
      <style:table-column-properties style:column-width="4.001cm" style:rel-column-width="65535*"/>
    </style:style>
    <style:style style:name="Table26.A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4.001cm" table:align="margins"/>
    </style:style>
    <style:style style:name="Table27.A" style:family="table-column">
      <style:table-column-properties style:column-width="4.001cm" style:rel-column-width="65535*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4.001cm" table:align="margins"/>
    </style:style>
    <style:style style:name="Table28.A" style:family="table-column">
      <style:table-column-properties style:column-width="4.001cm" style:rel-column-width="65535*"/>
    </style:style>
    <style:style style:name="Table28.A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4.001cm" table:align="margins"/>
    </style:style>
    <style:style style:name="Table29.A" style:family="table-column">
      <style:table-column-properties style:column-width="4.001cm" style:rel-column-width="65535*"/>
    </style:style>
    <style:style style:name="Table29.A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4.001cm" table:align="margins"/>
    </style:style>
    <style:style style:name="Table30.A" style:family="table-column">
      <style:table-column-properties style:column-width="4.001cm" style:rel-column-width="65535*"/>
    </style:style>
    <style:style style:name="Table30.A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4.001cm" table:align="margins"/>
    </style:style>
    <style:style style:name="Table31.A" style:family="table-column">
      <style:table-column-properties style:column-width="4.001cm" style:rel-column-width="65535*"/>
    </style:style>
    <style:style style:name="Table31.A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draw:auto-grow-width="true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dash" draw:stroke-dash="Ultrafine_20_Dashed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marker-start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Frame2" text:anchor-type="paragraph" svg:x="15.628cm" svg:y="8.908cm" svg:width="3.261cm" draw:z-index="1"><draw:text-box fo:min-height="0.499cm"><table:table table:name="Table2" table:style-name="Table2"><table:table-column table:style-name="Table2.A"/><table:table-row><table:table-cell table:style-name="Table2.A1" office:value-type="string"><text:p text:style-name="Table_20_Contents">image</text:p></table:table-cell></table:table-row><table:table-row><table:table-cell table:style-name="Table2.A2" office:value-type="string"><text:p text:style-name="P3">id</text:p><text:p text:style-name="Table_20_Contents">articleId</text:p><text:p text:style-name="Table_20_Contents">image</text:p><text:p text:style-name="Table_20_Contents">alt</text:p><text:p text:style-name="Table_20_Contents">width</text:p><text:p text:style-name="Table_20_Contents">height</text:p><text:p text:style-name="Table_20_Contents">url</text:p><text:p text:style-name="Table_20_Contents">displayOrder</text:p><text:p text:style-name="Table_20_Contents">name</text:p><text:p text:style-name="Table_20_Contents">storage</text:p><text:p text:style-name="Table_20_Contents">src</text:p></table:table-cell></table:table-row></table:table><text:p text:style-name="Frame_20_contents"/></draw:text-box></draw:frame><draw:frame draw:style-name="fr1" draw:name="Frame1" text:anchor-type="paragraph" svg:x="1.081cm" svg:y="0.531cm" svg:width="7.243cm" draw:z-index="0"><draw:text-box fo:min-height="10.73cm"><table:table table:name="Table1" table:style-name="Table1"><table:table-column table:style-name="Table1.A"/><table:table-column table:style-name="Table1.B"/><table:table-row><table:table-cell table:style-name="Table1.A1" table:number-columns-spanned="2" office:value-type="string"><text:p text:style-name="Table_20_Contents">article</text:p></table:table-cell><table:covered-table-cell/></table:table-row><table:table-row><table:table-cell table:style-name="Table1.A2" office:value-type="string"><text:p text:style-name="P3">id</text:p><text:p text:style-name="Table_20_Contents">parentid</text:p><text:p text:style-name="Table_20_Contents">displayOrder</text:p><text:p text:style-name="Table_20_Contents">title</text:p><text:p text:style-name="Table_20_Contents">titleImage</text:p><text:p text:style-name="Table_20_Contents">body</text:p><text:p text:style-name="Table_20_Contents">thumbImage</text:p><text:p text:style-name="Table_20_Contents">thumbWidth</text:p><text:p text:style-name="Table_20_Contents">thumbHeight</text:p><text:p text:style-name="Table_20_Contents">imagePos</text:p><text:p text:style-name="Table_20_Contents">release</text:p><text:p text:style-name="Table_20_Contents">expire</text:p><text:p text:style-name="Table_20_Contents">keyword</text:p><text:p text:style-name="Table_20_Contents">template</text:p><text:p text:style-name="Table_20_Contents">link</text:p><text:p text:style-name="Table_20_Contents">admin</text:p><text:p text:style-name="Table_20_Contents">threshold</text:p><text:p text:style-name="Table_20_Contents">summaryLength</text:p><text:p text:style-name="Table_20_Contents">generator</text:p><text:p text:style-name="Table_20_Contents">level</text:p><text:p text:style-name="Table_20_Contents">listed</text:p><text:p text:style-name="Standard">lastModified</text:p><text:p text:style-name="Table_20_Contents">flags</text:p></table:table-cell><table:table-cell table:style-name="Table1.B2" office:value-type="string"><text:p text:style-name="Table_20_Contents">customDate1</text:p><text:p text:style-name="Table_20_Contents">customDate2</text:p><text:p text:style-name="Table_20_Contents">customStr1</text:p><text:p text:style-name="Table_20_Contents">customStr2</text:p><text:p text:style-name="Table_20_Contents">customInt1</text:p><text:p text:style-name="Table_20_Contents">customInt2</text:p><text:p text:style-name="Table_20_Contents">customInt3</text:p><text:p text:style-name="Table_20_Contents">customInt4</text:p><text:p text:style-name="Table_20_Contents">lastModifiedBy</text:p><text:p text:style-name="Table_20_Contents">created</text:p><text:p text:style-name="Table_20_Contents">createdBy</text:p><text:p text:style-name="Table_20_Contents">author</text:p><text:p text:style-name="Table_20_Contents">pageTitle</text:p><text:p text:style-name="Table_20_Contents">force_dynamic</text:p><text:p text:style-name="Table_20_Contents">cached_dynamic</text:p><text:p text:style-name="Table_20_Contents">inherit_siteuser_rights</text:p><text:p text:style-name="Table_20_Contents">metaDescription</text:p><text:p text:style-name="Table_20_Contents">metaKeywords</text:p><text:p text:style-name="Table_20_Contents">summaryx</text:p><text:p text:style-name="Table_20_Contents">menu</text:p><text:p text:style-name="Table_20_Contents">titleAlias</text:p><text:p text:style-name="Table_20_Contents">linkAlias</text:p></table:table-cell></table:table-row></table:table><text:p text:style-name="Frame_20_contents"/></draw:text-box></draw:frame><draw:frame draw:style-name="fr2" draw:name="Frame8" text:anchor-type="paragraph" svg:x="10.497cm" svg:y="11.848cm" svg:width="3.731cm" draw:z-index="7"><draw:text-box fo:min-height="3.653cm"><table:table table:name="Table8" table:style-name="Table8"><table:table-column table:style-name="Table8.A"/><table:table-row><table:table-cell table:style-name="Table8.A1" office:value-type="string"><text:p text:style-name="Table_20_Contents">other_parents</text:p></table:table-cell></table:table-row><table:table-row><table:table-cell table:style-name="Table8.A2" office:value-type="string"><text:p text:style-name="Table_20_Contents">id</text:p><text:p text:style-name="Table_20_Contents">parentId</text:p><text:p text:style-name="Table_20_Contents">childId</text:p><text:p text:style-name="Table_20_Contents">parentDisplayOrder</text:p><text:p text:style-name="Table_20_Contents">childDisplayOrder</text:p><text:p text:style-name="Table_20_Contents">release</text:p><text:p text:style-name="Table_20_Contents">expire</text:p></table:table-cell></table:table-row></table:table><text:p text:style-name="Frame_20_contents"/></draw:text-box></draw:frame><draw:frame draw:style-name="fr2" draw:name="Frame5" text:anchor-type="paragraph" svg:x="12.815cm" svg:y="0.559cm" svg:width="4.302cm" draw:z-index="4"><draw:text-box fo:min-height="6.098cm"><table:table table:name="Table5" table:style-name="Table5"><table:table-column table:style-name="Table5.A"/><table:table-row><table:table-cell table:style-name="Table5.A1" office:value-type="string"><text:p text:style-name="Table_20_Contents">product</text:p></table:table-cell></table:table-row><table:table-row><table:table-cell table:style-name="Table5.A2" office:value-type="string"><text:p text:style-name="P3">articleId</text:p><text:p text:style-name="Table_20_Contents">summary</text:p><text:p text:style-name="Table_20_Contents">leadTime</text:p><text:p text:style-name="Table_20_Contents">retailPrice</text:p><text:p text:style-name="Table_20_Contents">wholesalePrice</text:p><text:p text:style-name="Table_20_Contents">gst</text:p><text:p text:style-name="Table_20_Contents">options</text:p><text:p text:style-name="Table_20_Contents">subscription_id</text:p><text:p text:style-name="Table_20_Contents">subscription_period</text:p><text:p text:style-name="Table_20_Contents">subscription_usage</text:p><text:p text:style-name="Table_20_Contents">subscription_required</text:p><text:p text:style-name="Table_20_Contents">product_code</text:p></table:table-cell></table:table-row></table:table><text:p text:style-name="Frame_20_contents"/></draw:text-box></draw:frame><draw:frame draw:style-name="fr2" draw:name="Frame23" text:anchor-type="paragraph" svg:x="19.93cm" svg:y="0.54cm" svg:width="4.001cm" draw:z-index="21"><draw:text-box fo:min-height="0.499cm"><table:table table:name="Table23" table:style-name="Table23"><table:table-column table:style-name="Table23.A"/><table:table-row><table:table-cell table:style-name="Table23.A1" office:value-type="string"><text:p text:style-name="Table_20_Contents">bse_seminars</text:p></table:table-cell></table:table-row><table:table-row><table:table-cell table:style-name="Table23.A2" office:value-type="string"><text:p text:style-name="P3">seminar_id</text:p><text:p text:style-name="Table_20_Contents">location</text:p></table:table-cell></table:table-row></table:table><text:p text:style-name="Frame_20_contents"/></draw:text-box></draw:frame><draw:frame draw:style-name="fr2" draw:name="Frame9" text:anchor-type="paragraph" svg:x="21.491cm" svg:y="7.497cm" svg:width="3cm" draw:z-index="8"><draw:text-box fo:min-height="0.499cm"><table:table table:name="Table9" table:style-name="Table9"><table:table-column table:style-name="Table9.A"/><table:table-row><table:table-cell table:style-name="Table9.A1" office:value-type="string"><text:p text:style-name="Table_20_Contents">article_files</text:p></table:table-cell></table:table-row><table:table-row><table:table-cell table:style-name="Table9.A2" office:value-type="string"><text:p text:style-name="P3">id</text:p><text:p text:style-name="Table_20_Contents">articleId</text:p><text:p text:style-name="Table_20_Contents">displayName</text:p><text:p text:style-name="Table_20_Contents">filename</text:p><text:p text:style-name="Table_20_Contents">sizeInBytes</text:p><text:p text:style-name="Table_20_Contents">description</text:p><text:p text:style-name="Table_20_Contents">contentType</text:p><text:p text:style-name="Table_20_Contents">displayOrder</text:p><text:p text:style-name="Table_20_Contents">forSale</text:p><text:p text:style-name="Table_20_Contents">download</text:p><text:p text:style-name="Table_20_Contents">whenUploaded</text:p><text:p text:style-name="Table_20_Contents">requireUser</text:p><text:p text:style-name="Table_20_Contents">notes</text:p><text:p text:style-name="Table_20_Contents">name</text:p><text:p text:style-name="Table_20_Contents">hide_from_list</text:p><text:p text:style-name="Table_20_Contents">storage</text:p><text:p text:style-name="Table_20_Contents">src</text:p></table:table-cell></table:table-row></table:table><text:p text:style-name="Frame_20_contents"/></draw:text-box></draw:frame><draw:frame draw:style-name="fr2" draw:name="Frame19" text:anchor-type="paragraph" svg:x="20.489cm" svg:y="3.209cm" svg:width="4.001cm" draw:z-index="61"><draw:text-box fo:min-height="0.499cm"><table:table table:name="Table19" table:style-name="Table19"><table:table-column table:style-name="Table19.A"/><table:table-row><table:table-cell table:style-name="Table19.A1" office:value-type="string"><text:p text:style-name="Table_20_Contents">bse_subscriptions</text:p></table:table-cell></table:table-row><table:table-row><table:table-cell table:style-name="Table19.A2" office:value-type="string"><text:p text:style-name="P3">subscription_id</text:p><text:p text:style-name="Table_20_Contents">text_id</text:p><text:p text:style-name="Table_20_Contents">title</text:p><text:p text:style-name="Table_20_Contents">description</text:p><text:p text:style-name="Table_20_Contents">max_lapsed</text:p></table:table-cell></table:table-row></table:table><text:p text:style-name="Frame_20_contents"/></draw:text-box></draw:frame><draw:line text:anchor-type="paragraph" draw:z-index="29" draw:style-name="gr1" draw:text-style-name="P4" svg:x1="12.815cm" svg:y1="1.942cm" svg:x2="8.322cm" svg:y2="1.942cm"><text:p/></draw:line><draw:line text:anchor-type="paragraph" draw:z-index="30" draw:style-name="gr2" draw:text-style-name="P4" svg:x1="19.93cm" svg:y1="1.826cm" svg:x2="17.115cm" svg:y2="1.826cm"><text:p/></draw:line><draw:frame text:anchor-type="paragraph" draw:z-index="31" draw:style-name="gr3" draw:text-style-name="P5" svg:width="2.647cm" svg:height="0.795cm" svg:x="9.756cm" svg:y="1.413cm"><draw:text-box><text:p text:style-name="P5"><text:span text:style-name="T1">articleId</text:span></text:p></draw:text-box></draw:frame><draw:frame text:anchor-type="paragraph" draw:z-index="32" draw:style-name="gr4" draw:text-style-name="P5" svg:width="1.999cm" svg:height="0.618cm" svg:x="17.577cm" svg:y="1.208cm"><draw:text-box><text:p><text:span text:style-name="T1">seminar_id</text:span></text:p></draw:text-box></draw:frame><draw:line text:anchor-type="paragraph" draw:z-index="33" draw:style-name="gr5" draw:text-style-name="P4" svg:x1="10.497cm" svg:y1="13.79cm" svg:x2="5.054cm" svg:y2="13.79cm"><text:p/></draw:line><draw:line text:anchor-type="paragraph" draw:z-index="34" draw:style-name="gr6" draw:text-style-name="P4" svg:x1="5.054cm" svg:y1="10.761cm" svg:x2="5.054cm" svg:y2="13.79cm"><text:p/></draw:line><draw:line text:anchor-type="paragraph" draw:z-index="35" draw:style-name="gr5" draw:text-style-name="P4" svg:x1="10.496cm" svg:y1="12.966cm" svg:x2="5.935cm" svg:y2="12.966cm"><text:p/></draw:line><draw:line text:anchor-type="paragraph" draw:z-index="36" draw:style-name="gr6" draw:text-style-name="P4" svg:x1="5.935cm" svg:y1="10.761cm" svg:x2="5.935cm" svg:y2="12.966cm"><text:p/></draw:line><draw:frame text:anchor-type="paragraph" draw:z-index="37" draw:style-name="gr7" draw:text-style-name="P5" svg:width="3.118cm" svg:height="0.941cm" svg:x="6.493cm" svg:y="13.79cm"><draw:text-box><text:p><text:span text:style-name="T1">childId</text:span></text:p></draw:text-box></draw:frame><draw:frame text:anchor-type="paragraph" draw:z-index="38" draw:style-name="gr4" draw:text-style-name="P5" svg:width="2.324cm" svg:height="0.618cm" svg:x="6.934cm" svg:y="12.349cm"><draw:text-box><text:p><text:span text:style-name="T1">parentId</text:span></text:p></draw:text-box></draw:frame><draw:line text:anchor-type="paragraph" draw:z-index="39" draw:style-name="gr2" draw:text-style-name="P4" svg:x1="15.628cm" svg:y1="9.938cm" svg:x2="8.322cm" svg:y2="9.938cm"><text:p/></draw:line><draw:frame text:anchor-type="paragraph" draw:z-index="40" draw:style-name="gr8" draw:text-style-name="P5" svg:width="1.179cm" svg:height="0.676cm" svg:x="11.636cm" svg:y="9.262cm"><draw:text-box><text:p text:style-name="P5"><text:span text:style-name="T1">articleId</text:span></text:p></draw:text-box></draw:frame><draw:line text:anchor-type="paragraph" draw:z-index="41" draw:style-name="gr2" draw:text-style-name="P4" svg:x1="21.491cm" svg:y1="7.763cm" svg:x2="8.322cm" svg:y2="7.763cm"><text:p/></draw:line><draw:frame text:anchor-type="paragraph" draw:z-index="42" draw:style-name="gr9" draw:text-style-name="P5" svg:width="3.088cm" svg:height="0.676cm" svg:x="13.372cm" svg:y="7.087cm"><draw:text-box><text:p><text:span text:style-name="T1">articleId</text:span></text:p></draw:text-box></draw:frame><draw:line text:anchor-type="paragraph" draw:z-index="62" draw:style-name="gr18" draw:text-style-name="P4" svg:x1="17.115cm" svg:y1="4.771cm" svg:x2="20.489cm" svg:y2="4.771cm"><text:p/></draw:line><draw:frame text:anchor-type="paragraph" draw:z-index="63" draw:style-name="gr19" draw:text-style-name="P5" svg:width="3.178cm" svg:height="0.736cm" svg:x="17.313cm" svg:y="4.036cm"><draw:text-box><text:p><text:span text:style-name="T1">subscription_id</text:span></text:p></draw:text-box></draw:frame></text:p>
      <text:p text:style-name="P2"/>
      <text:p text:style-name="P1"><draw:frame draw:style-name="fr2" draw:name="Frame7" text:anchor-type="paragraph" svg:x="10.291cm" svg:y="6.025cm" svg:width="3.408cm" draw:z-index="6"><draw:text-box fo:min-height="0.499cm"><table:table table:name="Table7" table:style-name="Table7"><table:table-column table:style-name="Table7.A"/><table:table-row><table:table-cell table:style-name="Table7.A1" office:value-type="string"><text:p text:style-name="Table_20_Contents">order_item</text:p></table:table-cell></table:table-row><table:table-row><table:table-cell table:style-name="Table7.A2" office:value-type="string"><text:p text:style-name="P3">id</text:p><text:p text:style-name="Table_20_Contents">productId</text:p><text:p text:style-name="Table_20_Contents">orderId</text:p><text:p text:style-name="Table_20_Contents">units</text:p><text:p text:style-name="Table_20_Contents">price</text:p><text:p text:style-name="Table_20_Contents">wholesalePrice</text:p><text:p text:style-name="Table_20_Contents">gst</text:p><text:p text:style-name="Table_20_Contents">options</text:p><text:p text:style-name="Table_20_Contents">customInt1</text:p><text:p text:style-name="Table_20_Contents">customInt2</text:p><text:p text:style-name="Table_20_Contents">customInt3</text:p><text:p text:style-name="Table_20_Contents">customStr1</text:p><text:p text:style-name="Table_20_Contents">customStr2</text:p><text:p text:style-name="Table_20_Contents">customStr3</text:p><text:p text:style-name="Table_20_Contents">title</text:p><text:p text:style-name="Table_20_Contents">description</text:p><text:p text:style-name="Table_20_Contents">subscription_id</text:p><text:p text:style-name="Table_20_Contents">subscription_period</text:p><text:p text:style-name="Table_20_Contents">max_lapsed</text:p><text:p text:style-name="Table_20_Contents">session_id</text:p><text:p text:style-name="Table_20_Contents">product_code</text:p></table:table-cell></table:table-row></table:table><text:p text:style-name="Frame_20_contents"/></draw:text-box></draw:frame><draw:frame draw:style-name="fr2" draw:name="Frame6" text:anchor-type="paragraph" svg:x="0.586cm" svg:y="0.826cm" svg:width="6.352cm" draw:z-index="5"><draw:text-box fo:min-height="14.219cm"><table:table table:name="Table6" table:style-name="Table6"><table:table-column table:style-name="Table6.A"/><table:table-column table:style-name="Table6.B"/><table:table-row><table:table-cell table:style-name="Table6.A1" office:value-type="string"><text:p text:style-name="Table_20_Contents">orders</text:p></table:table-cell><table:table-cell table:style-name="Table6.B1" office:value-type="string"><text:p text:style-name="Table_20_Contents"/></table:table-cell></table:table-row><table:table-row><table:table-cell table:style-name="Table6.A2" office:value-type="string"><text:p text:style-name="P3">id</text:p><text:p text:style-name="Table_20_Contents">delivFirstName</text:p><text:p text:style-name="Table_20_Contents">delivLastName</text:p><text:p text:style-name="Table_20_Contents">delivStreet</text:p><text:p text:style-name="Table_20_Contents">delivSuburb</text:p><text:p text:style-name="Table_20_Contents">delivState</text:p><text:p text:style-name="Table_20_Contents">delivPostCode</text:p><text:p text:style-name="Table_20_Contents">delivCountry</text:p><text:p text:style-name="Table_20_Contents">billFirstName</text:p><text:p text:style-name="Table_20_Contents">billLastName</text:p><text:p text:style-name="Table_20_Contents">billStreet</text:p><text:p text:style-name="Table_20_Contents">billSuburb</text:p><text:p text:style-name="Table_20_Contents">billState</text:p><text:p text:style-name="Table_20_Contents">billPostCode</text:p><text:p text:style-name="Table_20_Contents">billCountry</text:p><text:p text:style-name="Table_20_Contents">telephone</text:p><text:p text:style-name="Table_20_Contents">facsimile</text:p><text:p text:style-name="Table_20_Contents">emailAddress</text:p><text:p text:style-name="Table_20_Contents">total</text:p><text:p text:style-name="Table_20_Contents">wholesaleTotal</text:p><text:p text:style-name="Table_20_Contents">gst</text:p><text:p text:style-name="Table_20_Contents">orderDate</text:p><text:p text:style-name="Table_20_Contents">ccNumberHash</text:p><text:p text:style-name="Table_20_Contents">ccName</text:p><text:p text:style-name="Table_20_Contents">ccExpiryHash</text:p><text:p text:style-name="Table_20_Contents">ccType</text:p><text:p text:style-name="Table_20_Contents">filled</text:p><text:p text:style-name="Table_20_Contents">whenFilled</text:p><text:p text:style-name="Table_20_Contents">whoFilled</text:p><text:p text:style-name="Table_20_Contents">paidFor</text:p><text:p text:style-name="Table_20_Contents">paymentReceipt</text:p><text:p text:style-name="Table_20_Contents">randomId</text:p><text:p text:style-name="Table_20_Contents">cancelled</text:p><text:p text:style-name="Table_20_Contents">userId</text:p></table:table-cell><table:table-cell table:style-name="Table6.B2" office:value-type="string"><text:p text:style-name="Table_20_Contents">paymentType</text:p><text:p text:style-name="Table_20_Contents">customInt1</text:p><text:p text:style-name="Table_20_Contents">customInt2</text:p><text:p text:style-name="Table_20_Contents">customInt3</text:p><text:p text:style-name="Table_20_Contents">customInt4</text:p><text:p text:style-name="Table_20_Contents">customInt5</text:p><text:p text:style-name="Table_20_Contents">customStr1</text:p><text:p text:style-name="Table_20_Contents">customStr2</text:p><text:p text:style-name="Table_20_Contents">customStr3</text:p><text:p text:style-name="Table_20_Contents">customStr4</text:p><text:p text:style-name="Table_20_Contents">customStr5</text:p><text:p text:style-name="Table_20_Contents">instructions</text:p><text:p text:style-name="Table_20_Contents">billTelephone</text:p><text:p text:style-name="Table_20_Contents">billFacsimile</text:p><text:p text:style-name="Table_20_Contents">billEmail</text:p><text:p text:style-name="Table_20_Contents">siteuser_id</text:p><text:p text:style-name="Table_20_Contents">affiliate_code shipping_cost</text:p><text:p text:style-name="Table_20_Contents">delivMobile</text:p><text:p text:style-name="Table_20_Contents">billMobile</text:p><text:p text:style-name="Table_20_Contents">ccOnline</text:p><text:p text:style-name="Table_20_Contents">ccSuccess</text:p><text:p text:style-name="Table_20_Contents">ccReceipt</text:p><text:p text:style-name="Table_20_Contents">ccStatus</text:p><text:p text:style-name="Table_20_Contents">ccStatusText</text:p><text:p text:style-name="Table_20_Contents">ccStatus2</text:p><text:p text:style-name="Table_20_Contents">ccTranId</text:p><text:p text:style-name="Table_20_Contents">complete</text:p><text:p text:style-name="Table_20_Contents">delivOrganization</text:p><text:p text:style-name="Table_20_Contents">billOrganization</text:p><text:p text:style-name="Table_20_Contents">delivStreet2</text:p><text:p text:style-name="Table_20_Contents">billStreet2</text:p><text:p text:style-name="Table_20_Contents">purchase_order</text:p></table:table-cell></table:table-row></table:table><text:p text:style-name="Frame_20_contents"/></draw:text-box></draw:frame><draw:line text:anchor-type="paragraph" draw:z-index="43" draw:style-name="gr2" draw:text-style-name="P4" svg:x1="10.291cm" svg:y1="8.167cm" svg:x2="6.936cm" svg:y2="8.167cm"><text:p/></draw:line><draw:frame text:anchor-type="paragraph" draw:z-index="44" draw:style-name="gr10" draw:text-style-name="P5" svg:width="2.41cm" svg:height="0.442cm" svg:x="7.523cm" svg:y="7.726cm"><draw:text-box><text:p><text:span text:style-name="T1">orderId</text:span></text:p></draw:text-box></draw:frame><draw:rect text:anchor-type="paragraph" draw:z-index="45" draw:style-name="gr11" draw:text-style-name="P4" svg:width="3.675cm" svg:height="1.969cm" svg:x="10.257cm" svg:y="0.788cm"><text:p/></draw:rect><draw:frame text:anchor-type="paragraph" draw:z-index="46" draw:style-name="gr12" svg:width="2.47cm" svg:height="0.913cm" svg:x="10.933cm" svg:y="1.346cm"><draw:text-box><text:p text:style-name="P4">product</text:p></draw:text-box></draw:frame><draw:line text:anchor-type="paragraph" draw:z-index="47" draw:style-name="gr13" draw:text-style-name="P4" svg:x1="11.344cm" svg:y1="6.025cm" svg:x2="11.344cm" svg:y2="2.757cm"><text:p/></draw:line><draw:frame text:anchor-type="paragraph" draw:z-index="48" draw:style-name="gr12" draw:text-style-name="P7" svg:width="2.44cm" svg:height="0.913cm" svg:x="8.581cm" svg:y="3.815cm"><draw:text-box><text:p text:style-name="P6"><text:span text:style-name="T1">productId</text:span></text:p></draw:text-box></draw:frame><draw:rect text:anchor-type="paragraph" draw:z-index="64" draw:style-name="gr11" draw:text-style-name="P4" svg:width="3.765cm" svg:height="2.324cm" svg:x="16.988cm" svg:y="13.316cm"><text:p/></draw:rect><draw:frame text:anchor-type="paragraph" draw:z-index="65" draw:style-name="gr4" draw:text-style-name="P5" svg:width="3.118cm" svg:height="0.618cm" svg:x="17.313cm" svg:y="14.258cm"><draw:text-box><text:p><text:span text:style-name="T1">bse_seminar_sessions</text:span></text:p></draw:text-box></draw:frame><draw:line text:anchor-type="paragraph" draw:z-index="66" draw:style-name="gr18" draw:text-style-name="P4" svg:x1="13.697cm" svg:y1="14.55cm" svg:x2="16.988cm" svg:y2="14.55cm"><text:p/></draw:line><draw:frame text:anchor-type="paragraph" draw:z-index="67" draw:style-name="gr20" draw:text-style-name="P5" svg:width="2.765cm" svg:height="0.412cm" svg:x="13.989cm" svg:y="13.905cm"><draw:text-box><text:p><text:span text:style-name="T1">session_id</text:span></text:p></draw:text-box></draw:frame></text:p>
      <text:p text:style-name="P2"/>
      <text:p text:style-name="Standard"><draw:frame draw:style-name="fr2" draw:name="Frame12" text:anchor-type="paragraph" svg:x="0.542cm" svg:y="0.233cm" svg:width="9.035cm" draw:z-index="11"><draw:text-box fo:min-height="7.976cm"><table:table table:name="Table12" table:style-name="Table12"><table:table-column table:style-name="Table12.A"/><table:table-column table:style-name="Table12.B"/><table:table-row><table:table-cell table:style-name="Table12.A1" office:value-type="string"><text:p text:style-name="Table_20_Contents">site_users</text:p></table:table-cell><table:table-cell table:style-name="Table12.B1" office:value-type="string"><text:p text:style-name="Table_20_Contents"/></table:table-cell></table:table-row><table:table-row><table:table-cell table:style-name="Table12.A2" office:value-type="string"><text:p text:style-name="P3">id</text:p><text:p text:style-name="Table_20_Contents">userId</text:p><text:p text:style-name="Table_20_Contents">password</text:p><text:p text:style-name="Table_20_Contents">email</text:p><text:p text:style-name="Table_20_Contents">keepAddress</text:p><text:p text:style-name="Table_20_Contents">whenRegistered</text:p><text:p text:style-name="Table_20_Contents">lastLogon</text:p><text:p text:style-name="Table_20_Contents">name1</text:p><text:p text:style-name="Table_20_Contents">name2</text:p><text:p text:style-name="Table_20_Contents">address</text:p><text:p text:style-name="Table_20_Contents">city</text:p><text:p text:style-name="Table_20_Contents">state</text:p><text:p text:style-name="Table_20_Contents">postcode</text:p><text:p text:style-name="Table_20_Contents">telephone</text:p><text:p text:style-name="Table_20_Contents">facsimile</text:p><text:p text:style-name="Table_20_Contents">country</text:p><text:p text:style-name="Table_20_Contents">wantLetter</text:p><text:p text:style-name="Table_20_Contents">confirmed</text:p><text:p text:style-name="Table_20_Contents">confirmSecret</text:p><text:p text:style-name="Table_20_Contents">waitingForConfirmation</text:p><text:p text:style-name="Table_20_Contents">textOnlyMail</text:p><text:p text:style-name="Table_20_Contents">title</text:p><text:p text:style-name="Table_20_Contents">organization</text:p><text:p text:style-name="Table_20_Contents">referral</text:p><text:p text:style-name="Table_20_Contents">otherReferral</text:p><text:p text:style-name="Table_20_Contents">prompt</text:p><text:p text:style-name="Table_20_Contents">otherPrompt</text:p><text:p text:style-name="Table_20_Contents">profession</text:p><text:p text:style-name="Table_20_Contents">otherProfession</text:p></table:table-cell><table:table-cell table:style-name="Table12.B2" office:value-type="string"><text:p text:style-name="Table_20_Contents">previousLogon</text:p><text:p text:style-name="Table_20_Contents">billFirstName</text:p><text:p text:style-name="Table_20_Contents">billLastName</text:p><text:p text:style-name="Table_20_Contents">billStreet</text:p><text:p text:style-name="Table_20_Contents">billSuburb</text:p><text:p text:style-name="Table_20_Contents">billState</text:p><text:p text:style-name="Table_20_Contents">billPostCode</text:p><text:p text:style-name="Table_20_Contents">billCountry</text:p><text:p text:style-name="Table_20_Contents">instructions</text:p><text:p text:style-name="Table_20_Contents">billTelephone</text:p><text:p text:style-name="Table_20_Contents">billFacsimile </text:p><text:p text:style-name="Table_20_Contents">billEmail</text:p><text:p text:style-name="Table_20_Contents">adminNotes</text:p><text:p text:style-name="Table_20_Contents">disabled</text:p><text:p text:style-name="Table_20_Contents">flags</text:p><text:p text:style-name="Table_20_Contents">customText1</text:p><text:p text:style-name="Table_20_Contents">customText2</text:p><text:p text:style-name="Table_20_Contents">customText3</text:p><text:p text:style-name="Table_20_Contents">customStr1</text:p><text:p text:style-name="Table_20_Contents">customStr2</text:p><text:p text:style-name="Table_20_Contents">customStr3</text:p><text:p text:style-name="Table_20_Contents">affiliate_name</text:p><text:p text:style-name="Table_20_Contents">delivMobile</text:p><text:p text:style-name="Table_20_Contents">billMobile</text:p><text:p text:style-name="Table_20_Contents">delivStreet2</text:p><text:p text:style-name="Table_20_Contents">billStreet2</text:p><text:p text:style-name="Table_20_Contents">billOrganization</text:p><text:p text:style-name="Table_20_Contents">customInt1</text:p><text:p text:style-name="Table_20_Contents">customInt2</text:p></table:table-cell></table:table-row></table:table><text:p text:style-name="Frame_20_contents"/></draw:text-box></draw:frame></text:p>
      <text:p text:style-name="Standard"><draw:frame draw:style-name="fr2" draw:name="Frame20" text:anchor-type="paragraph" svg:x="1cm" svg:y="12.848cm" svg:width="4.001cm" draw:z-index="18"><draw:text-box fo:min-height="0.499cm"><table:table table:name="Table20" table:style-name="Table20"><table:table-column table:style-name="Table20.A"/><table:table-row><table:table-cell table:style-name="Table20.A1" office:value-type="string"><text:p text:style-name="Table_20_Contents">bse_user_subscribed</text:p></table:table-cell></table:table-row><table:table-row><table:table-cell table:style-name="Table20.A2" office:value-type="string"><text:p text:style-name="P3">subscription_id</text:p><text:p text:style-name="P3">siteuser_id</text:p><text:p text:style-name="Table_20_Contents">started_at</text:p><text:p text:style-name="Table_20_Contents">ends_at</text:p><text:p text:style-name="Table_20_Contents">max_lapsed</text:p></table:table-cell></table:table-row></table:table><text:p text:style-name="Frame_20_contents"/></draw:text-box></draw:frame><draw:frame draw:style-name="fr2" draw:name="Frame26" text:anchor-type="paragraph" svg:x="21.17cm" svg:y="0.235cm" svg:width="4.001cm" draw:z-index="24"><draw:text-box fo:min-height="0.499cm"><table:table table:name="Table26" table:style-name="Table26"><table:table-column table:style-name="Table26.A"/><table:table-row><table:table-cell table:style-name="Table26.A1" office:value-type="string"><text:p text:style-name="Table_20_Contents">bse_siteuser_groups</text:p></table:table-cell></table:table-row><table:table-row><table:table-cell table:style-name="Table26.A2" office:value-type="string"><text:p text:style-name="P3">id</text:p><text:p text:style-name="Table_20_Contents">name</text:p></table:table-cell></table:table-row></table:table><text:p text:style-name="Frame_20_contents"/></draw:text-box></draw:frame><draw:frame draw:style-name="fr2" draw:name="Frame21" text:anchor-type="paragraph" svg:x="14.436cm" svg:y="3.131cm" svg:width="4.001cm" draw:z-index="19"><draw:text-box fo:min-height="0.499cm"><table:table table:name="Table21" table:style-name="Table21"><table:table-column table:style-name="Table21.A"/><table:table-row><table:table-cell table:style-name="Table21.A1" office:value-type="string"><text:p text:style-name="Table_20_Contents">bse_siteuser_images</text:p></table:table-cell></table:table-row><table:table-row><table:table-cell table:style-name="Table21.A2" office:value-type="string"><text:p text:style-name="P3">siteuser_id</text:p><text:p text:style-name="P3">image_id</text:p><text:p text:style-name="Table_20_Contents">filename</text:p><text:p text:style-name="Table_20_Contents">width</text:p><text:p text:style-name="Table_20_Contents">height</text:p><text:p text:style-name="Table_20_Contents">bytes</text:p><text:p text:style-name="Table_20_Contents">content_type</text:p><text:p text:style-name="Table_20_Contents">alt</text:p></table:table-cell></table:table-row></table:table><text:p text:style-name="Frame_20_contents"/></draw:text-box></draw:frame><draw:frame draw:style-name="fr2" draw:name="Frame27" text:anchor-type="paragraph" svg:x="14.231cm" svg:y="0.347cm" svg:width="4.001cm" draw:z-index="25"><draw:text-box fo:min-height="0.499cm"><table:table table:name="Table27" table:style-name="Table27"><table:table-column table:style-name="Table27.A"/><table:table-row><table:table-cell table:style-name="Table27.A1" office:value-type="string"><text:p text:style-name="Table_20_Contents">bse_siteuser_membership</text:p></table:table-cell></table:table-row><table:table-row><table:table-cell table:style-name="Table27.A2" office:value-type="string"><text:p text:style-name="P3">group_id</text:p><text:p text:style-name="P3">siteuser_id</text:p></table:table-cell></table:table-row></table:table><text:p text:style-name="Frame_20_contents"/></draw:text-box></draw:frame><draw:frame draw:style-name="fr2" draw:name="Frame30" text:anchor-type="paragraph" svg:x="19.138cm" svg:y="6.937cm" svg:width="4.001cm" draw:z-index="28"><draw:text-box fo:min-height="0.499cm"><table:table table:name="Table30" table:style-name="Table30"><table:table-column table:style-name="Table30.A"/><table:table-row><table:table-cell table:style-name="Table30.A1" office:value-type="string"><text:p text:style-name="Table_20_Contents"><draw:frame text:anchor-type="paragraph" draw:z-index="74" draw:style-name="gr21" draw:text-style-name="P5" svg:width="2.47cm" svg:height="0.629cm" svg:x="-8.617cm" svg:y="-3.602cm"><draw:text-box><text:p><text:span text:style-name="T1">siteuser_id</text:span></text:p></draw:text-box></draw:frame>se_wishlist</text:p></table:table-cell></table:table-row><table:table-row><table:table-cell table:style-name="Table30.A2" office:value-type="string"><text:p text:style-name="P3">user_id</text:p><text:p text:style-name="P3">product_id</text:p><text:p text:style-name="Table_20_Contents">display_order</text:p></table:table-cell></table:table-row></table:table><text:p text:style-name="Frame_20_contents"/></draw:text-box></draw:frame><draw:frame draw:style-name="fr2" draw:name="Frame28" text:anchor-type="paragraph" svg:x="20.96cm" svg:y="4.434cm" svg:width="4.001cm" draw:z-index="26"><draw:text-box fo:min-height="0.48cm"><table:table table:name="Table28" table:style-name="Table28"><table:table-column table:style-name="Table28.A"/><table:table-row><table:table-cell table:style-name="Table28.A1" office:value-type="string"><text:p text:style-name="Table_20_Contents">bse_article_groups</text:p></table:table-cell></table:table-row><table:table-row><table:table-cell table:style-name="Table28.A2" office:value-type="string"><text:p text:style-name="P3">article_id</text:p><text:p text:style-name="P3">group_id</text:p></table:table-cell></table:table-row></table:table><text:p text:style-name="Frame_20_contents"/></draw:text-box></draw:frame><draw:frame draw:style-name="fr2" draw:name="Frame10" text:anchor-type="paragraph" svg:x="16.182cm" svg:y="9.881cm" svg:width="3.5cm" draw:z-index="9"><draw:text-box fo:min-height="0.499cm"><table:table table:name="Table10" table:style-name="Table10"><table:table-column table:style-name="Table10.A"/><table:table-row><table:table-cell table:style-name="Table10.A1" office:value-type="string"><text:p text:style-name="Table_20_Contents">subscription_types</text:p></table:table-cell></table:table-row><table:table-row><table:table-cell table:style-name="Table10.A2" office:value-type="string"><text:p text:style-name="P3">id</text:p><text:p text:style-name="Table_20_Contents">name</text:p><text:p text:style-name="Table_20_Contents">title</text:p><text:p text:style-name="Table_20_Contents">description</text:p><text:p text:style-name="Table_20_Contents">frequency</text:p><text:p text:style-name="Table_20_Contents">keyword</text:p><text:p text:style-name="Table_20_Contents">archive</text:p><text:p text:style-name="Table_20_Contents">article_template</text:p><text:p text:style-name="Table_20_Contents">html_template</text:p><text:p text:style-name="Table_20_Contents">text_template</text:p><text:p text:style-name="Table_20_Contents">parentId</text:p><text:p text:style-name="Table_20_Contents">lastSent</text:p><text:p text:style-name="Table_20_Contents">visible</text:p></table:table-cell></table:table-row></table:table><text:p text:style-name="Frame_20_contents"/></draw:text-box></draw:frame><draw:frame draw:style-name="fr2" draw:name="Frame11" text:anchor-type="paragraph" svg:x="10.834cm" svg:y="13.203cm" svg:width="3.5cm" draw:z-index="10"><draw:text-box fo:min-height="0.499cm"><table:table table:name="Table11" table:style-name="Table11"><table:table-column table:style-name="Table11.A"/><table:table-row><table:table-cell table:style-name="Table11.A1" office:value-type="string"><text:p text:style-name="Table_20_Contents">subscribed_users</text:p></table:table-cell></table:table-row><table:table-row><table:table-cell table:style-name="Table11.A2" office:value-type="string"><text:p text:style-name="P3">id</text:p><text:p text:style-name="Table_20_Contents">subId</text:p><text:p text:style-name="Table_20_Contents">userId</text:p></table:table-cell></table:table-row></table:table><text:p text:style-name="Frame_20_contents"/></draw:text-box></draw:frame><draw:line text:anchor-type="paragraph" draw:z-index="68" draw:style-name="gr13" draw:text-style-name="P4" svg:x1="14.231cm" svg:y1="1.261cm" svg:x2="9.574cm" svg:y2="1.261cm"><text:p/></draw:line><draw:line text:anchor-type="paragraph" draw:z-index="69" draw:style-name="gr13" draw:text-style-name="P4" svg:x1="18.23cm" svg:y1="1.085cm" svg:x2="21.17cm" svg:y2="1.085cm"><text:p/></draw:line><draw:line text:anchor-type="paragraph" draw:z-index="70" draw:style-name="gr13" draw:text-style-name="P4" svg:x1="22.927cm" svg:y1="4.435cm" svg:x2="22.927cm" svg:y2="1.849cm"><text:p/></draw:line><draw:line text:anchor-type="paragraph" draw:z-index="71" draw:style-name="gr13" draw:text-style-name="P4" svg:x1="14.435cm" svg:y1="4.583cm" svg:x2="9.574cm" svg:y2="4.583cm"><text:p/></draw:line><draw:line text:anchor-type="paragraph" draw:z-index="72" draw:style-name="gr13" draw:text-style-name="P4" svg:x1="19.138cm" svg:y1="8.169cm" svg:x2="9.574cm" svg:y2="8.169cm"><text:p/></draw:line><draw:frame text:anchor-type="paragraph" draw:z-index="73" draw:style-name="gr4" draw:text-style-name="P5" svg:width="2.47cm" svg:height="0.618cm" svg:x="10.55cm" svg:y="0.644cm"><draw:text-box><text:p><text:span text:style-name="T1">siteuser_id</text:span></text:p></draw:text-box></draw:frame><draw:frame text:anchor-type="paragraph" draw:z-index="75" draw:style-name="gr4" draw:text-style-name="P5" svg:width="2.47cm" svg:height="0.618cm" svg:x="10.696cm" svg:y="7.347cm"><draw:text-box><text:p><text:span text:style-name="T1">user_id</text:span></text:p></draw:text-box></draw:frame><draw:line text:anchor-type="paragraph" draw:z-index="76" draw:style-name="gr13" draw:text-style-name="P4" svg:x1="11.931cm" svg:y1="13.203cm" svg:x2="9.574cm" svg:y2="10.846cm"><text:p/></draw:line><draw:frame text:anchor-type="paragraph" draw:z-index="77" draw:style-name="gr4" draw:text-style-name="P5" svg:width="2.47cm" svg:height="0.618cm" svg:x="11.021cm" svg:y="11.79cm"><draw:text-box><text:p><text:span text:style-name="T1">userId</text:span></text:p></draw:text-box></draw:frame><draw:line text:anchor-type="paragraph" draw:z-index="78" draw:style-name="gr13" draw:text-style-name="P4" svg:x1="14.332cm" svg:y1="14.196cm" svg:x2="16.182cm" svg:y2="14.196cm"><text:p/></draw:line><draw:frame text:anchor-type="paragraph" draw:z-index="79" draw:style-name="gr4" draw:text-style-name="P5" svg:width="2.47cm" svg:height="0.618cm" svg:x="14.519cm" svg:y="13.293cm"><draw:text-box><text:p><text:span text:style-name="T1">subId</text:span></text:p></draw:text-box></draw:frame><draw:rect text:anchor-type="paragraph" draw:z-index="80" draw:style-name="gr11" draw:text-style-name="P4" svg:width="3.294cm" svg:height="1.823cm" svg:x="20.221cm" svg:y="11.021cm"><text:p/></draw:rect><draw:frame text:anchor-type="paragraph" draw:z-index="81" draw:style-name="gr19" draw:text-style-name="P5" svg:width="2.324cm" svg:height="0.736cm" svg:x="20.662cm" svg:y="11.608cm"><draw:text-box><text:p text:style-name="P4"><text:span text:style-name="T1">product</text:span></text:p></draw:text-box></draw:frame><draw:line text:anchor-type="paragraph" draw:z-index="82" draw:style-name="gr22" draw:text-style-name="P4" svg:x1="21.544cm" svg:y1="11.02cm" svg:x2="21.544cm" svg:y2="8.962cm"><text:p/></draw:line><draw:frame text:anchor-type="paragraph" draw:z-index="83" draw:style-name="gr4" draw:text-style-name="P5" svg:width="2.47cm" svg:height="0.618cm" svg:x="20.311cm" svg:y="9.648cm"><draw:text-box><text:p><text:span text:style-name="T1">product_id</text:span></text:p></draw:text-box></draw:frame><draw:rect text:anchor-type="paragraph" draw:z-index="84" draw:style-name="gr11" draw:text-style-name="P4" svg:width="3.352cm" svg:height="1.736cm" svg:x="21.751cm" svg:y="13.637cm"><text:p/></draw:rect><draw:frame text:anchor-type="paragraph" draw:z-index="85" draw:style-name="gr4" draw:text-style-name="P5" svg:width="2.47cm" svg:height="0.618cm" svg:x="22.191cm" svg:y="14.205cm"><draw:text-box><text:p text:style-name="P4"><text:span text:style-name="T1">article</text:span></text:p></draw:text-box></draw:frame><draw:line text:anchor-type="paragraph" draw:z-index="86" draw:style-name="gr22" draw:text-style-name="P4" svg:x1="24.278cm" svg:y1="13.637cm" svg:x2="24.278cm" svg:y2="6.024cm"><text:p/></draw:line><draw:frame text:anchor-type="paragraph" draw:z-index="87" draw:style-name="gr4" draw:text-style-name="P5" svg:width="2.47cm" svg:height="0.618cm" svg:x="23.192cm" svg:y="3.092cm"><draw:text-box><text:p><text:span text:style-name="T1">group_id</text:span></text:p></draw:text-box></draw:frame><draw:frame text:anchor-type="paragraph" draw:z-index="88" draw:style-name="gr4" draw:text-style-name="P5" svg:width="2.47cm" svg:height="0.618cm" svg:x="22.985cm" svg:y="9.618cm"><draw:text-box><text:p><text:span text:style-name="T1">article_id</text:span></text:p></draw:text-box></draw:frame></text:p>
      <text:p text:style-name="P2"/>
      <text:p text:style-name="Standard"><draw:frame draw:style-name="fr2" draw:name="Frame29" text:anchor-type="paragraph" svg:x="20.5cm" svg:y="5.8cm" svg:width="4.001cm" draw:z-index="27"><draw:text-box fo:min-height="0.499cm"><table:table table:name="Table29" table:style-name="Table29"><table:table-column table:style-name="Table29.A"/><table:table-row><table:table-cell table:style-name="Table29.A1" office:value-type="string"><text:p text:style-name="Table_20_Contents">sql_statements</text:p></table:table-cell></table:table-row><table:table-row><table:table-cell table:style-name="Table29.A2" office:value-type="string"><text:p text:style-name="P3">name</text:p><text:p text:style-name="Table_20_Contents">sql_statement</text:p></table:table-cell></table:table-row></table:table><text:p text:style-name="Frame_20_contents"/></draw:text-box></draw:frame><draw:frame draw:style-name="fr2" draw:name="Frame4" text:anchor-type="paragraph" svg:x="20.63cm" svg:y="8.38cm" svg:width="4.001cm" draw:z-index="3"><draw:text-box fo:min-height="2.84cm"><table:table table:name="Table4" table:style-name="Table4"><table:table-column table:style-name="Table4.A"/><table:table-row><table:table-cell table:style-name="Table4.A1" office:value-type="string"><text:p text:style-name="Table_20_Contents">searchIndex</text:p></table:table-cell></table:table-row><table:table-row><table:table-cell table:style-name="Table4.A2" office:value-type="string"><text:p text:style-name="P3">id</text:p><text:p text:style-name="Table_20_Contents">articleIds</text:p><text:p text:style-name="Table_20_Contents">sectionIds</text:p><text:p text:style-name="Table_20_Contents">scores</text:p></table:table-cell></table:table-row></table:table><text:p text:style-name="Frame_20_contents"/></draw:text-box></draw:frame><draw:frame draw:style-name="fr3" draw:name="Frame3" text:anchor-type="paragraph" svg:x="15cm" svg:y="5.8cm" svg:width="4.001cm" draw:z-index="2"><draw:text-box fo:min-height="1.259cm"><table:table table:name="Table3" table:style-name="Table3"><table:table-column table:style-name="Table3.A"/><table:table-row><table:table-cell table:style-name="Table3.A1" office:value-type="string"><text:p text:style-name="Table_20_Contents">sessions</text:p></table:table-cell></table:table-row><table:table-row><table:table-cell table:style-name="Table3.A2" office:value-type="string"><text:p text:style-name="P3">id</text:p><text:p text:style-name="Table_20_Contents">a_session</text:p><text:p text:style-name="Table_20_Contents">whenChanged</text:p></table:table-cell></table:table-row></table:table><text:p text:style-name="Frame_20_contents"/></draw:text-box></draw:frame><draw:frame draw:style-name="fr2" draw:name="Frame18" text:anchor-type="paragraph" svg:x="11.906cm" svg:y="1.201cm" svg:width="4.001cm" draw:z-index="17"><draw:text-box fo:min-height="0.499cm"><table:table table:name="Table18" table:style-name="Table18"><table:table-column table:style-name="Table18.A"/><table:table-row><table:table-cell table:style-name="Table18.A1" office:value-type="string"><text:p text:style-name="Table_20_Contents">admin_perms</text:p></table:table-cell></table:table-row><table:table-row><table:table-cell table:style-name="Table18.A2" office:value-type="string"><text:p text:style-name="P3">object_id</text:p><text:p text:style-name="P3">admin_id</text:p><text:p text:style-name="Table_20_Contents">perm_map</text:p></table:table-cell></table:table-row></table:table><text:p text:style-name="Frame_20_contents"/></draw:text-box></draw:frame><draw:frame draw:style-name="fr2" draw:name="Frame17" text:anchor-type="paragraph" svg:x="7.849cm" svg:y="6.085cm" svg:width="4.001cm" draw:z-index="16"><draw:text-box fo:min-height="0.499cm"><table:table table:name="Table17" table:style-name="Table17"><table:table-column table:style-name="Table17.A"/><table:table-row><table:table-cell table:style-name="Table17.A1" office:value-type="string"><text:p text:style-name="Table_20_Contents">admin_groups</text:p></table:table-cell></table:table-row><table:table-row><table:table-cell table:style-name="Table17.A2" office:value-type="string"><text:p text:style-name="P3">base_id</text:p><text:p text:style-name="Table_20_Contents">name</text:p><text:p text:style-name="Table_20_Contents">description</text:p><text:p text:style-name="Table_20_Contents">perm_map</text:p><text:p text:style-name="Table_20_Contents">template_set</text:p></table:table-cell></table:table-row></table:table><text:p text:style-name="Frame_20_contents"/></draw:text-box></draw:frame><draw:frame draw:style-name="fr2" draw:name="Frame16" text:anchor-type="paragraph" svg:x="1.882cm" svg:y="6.047cm" svg:width="4.001cm" draw:z-index="15"><draw:text-box fo:min-height="0.499cm"><table:table table:name="Table16" table:style-name="Table16"><table:table-column table:style-name="Table16.A"/><table:table-row><table:table-cell table:style-name="Table16.A1" office:value-type="string"><text:p text:style-name="Table_20_Contents">admin_users</text:p></table:table-cell></table:table-row><table:table-row><table:table-cell table:style-name="Table16.A2" office:value-type="string"><text:p text:style-name="P3">base_id</text:p><text:p text:style-name="Table_20_Contents">logon</text:p><text:p text:style-name="Table_20_Contents">name</text:p><text:p text:style-name="Table_20_Contents">password</text:p><text:p text:style-name="Table_20_Contents">perm_map</text:p></table:table-cell></table:table-row></table:table><text:p text:style-name="Frame_20_contents"/></draw:text-box></draw:frame><draw:frame draw:style-name="fr2" draw:name="Frame15" text:anchor-type="paragraph" svg:x="4.927cm" svg:y="1.048cm" svg:width="3.378cm" draw:z-index="14"><draw:text-box fo:min-height="0.499cm"><table:table table:name="Table15" table:style-name="Table15"><table:table-column table:style-name="Table15.A"/><table:table-row><table:table-cell table:style-name="Table15.A1" office:value-type="string"><text:p text:style-name="Table_20_Contents">admin_base</text:p></table:table-cell></table:table-row><table:table-row><table:table-cell table:style-name="Table15.A2" office:value-type="string"><text:p text:style-name="P3">id</text:p><text:p text:style-name="Table_20_Contents">type</text:p></table:table-cell></table:table-row></table:table><text:p text:style-name="Frame_20_contents"/></draw:text-box></draw:frame><draw:frame draw:style-name="fr2" draw:name="Frame14" text:anchor-type="paragraph" svg:x="20.754cm" svg:y="12.342cm" svg:width="4.001cm" draw:z-index="13"><draw:text-box fo:min-height="0.499cm"><table:table table:name="Table14" table:style-name="Table14"><table:table-column table:style-name="Table14.A"/><table:table-row><table:table-cell table:style-name="Table14.A1" office:value-type="string"><text:p text:style-name="Table_20_Contents">email_blacklist</text:p></table:table-cell></table:table-row><table:table-row><table:table-cell table:style-name="Table14.A2" office:value-type="string"><text:p text:style-name="P3">id</text:p><text:p text:style-name="Table_20_Contents">email</text:p><text:p text:style-name="Table_20_Contents">why</text:p></table:table-cell></table:table-row></table:table><text:p text:style-name="Frame_20_contents"/></draw:text-box></draw:frame><draw:frame draw:style-name="fr2" draw:name="Frame13" text:anchor-type="paragraph" svg:x="15.143cm" svg:y="9.751cm" svg:width="4.001cm" draw:z-index="12"><draw:text-box fo:min-height="0.499cm"><table:table table:name="Table13" table:style-name="Table13"><table:table-column table:style-name="Table13.A"/><table:table-row><table:table-cell table:style-name="Table13.A1" office:value-type="string"><text:p text:style-name="Table_20_Contents">email_requests</text:p></table:table-cell></table:table-row><table:table-row><table:table-cell table:style-name="Table13.A2" office:value-type="string"><text:p text:style-name="P3">id</text:p><text:p text:style-name="Table_20_Contents">email</text:p><text:p text:style-name="Table_20_Contents">genEmail</text:p><text:p text:style-name="Table_20_Contents">lastConfSent</text:p><text:p text:style-name="Table_20_Contents">unackedConfMsgs</text:p></table:table-cell></table:table-row></table:table><text:p text:style-name="Frame_20_contents"/></draw:text-box></draw:frame><draw:frame draw:style-name="fr2" draw:name="Frame31" text:anchor-type="paragraph" svg:x="5.027cm" svg:y="11.372cm" svg:width="4.001cm" draw:z-index="89"><draw:text-box fo:min-height="0.499cm"><table:table table:name="Table31" table:style-name="Table31"><table:table-column table:style-name="Table31.A"/><table:table-row><table:table-cell table:style-name="Table31.A1" office:value-type="string"><text:p text:style-name="Table_20_Contents">admin_membership</text:p></table:table-cell></table:table-row><table:table-row><table:table-cell table:style-name="Table31.A2" office:value-type="string"><text:p text:style-name="P3">user_id</text:p><text:p text:style-name="P3">group_id</text:p></table:table-cell></table:table-row></table:table><text:p text:style-name="Frame_20_contents"/></draw:text-box></draw:frame><draw:rect text:anchor-type="paragraph" draw:z-index="90" draw:style-name="gr11" draw:text-style-name="P4" svg:width="3.821cm" svg:height="1.969cm" svg:x="19.046cm" svg:y="1.189cm"><text:p/></draw:rect><draw:frame text:anchor-type="paragraph" draw:z-index="91" draw:style-name="gr23" draw:text-style-name="P8" svg:width="2.588cm" svg:height="0.646cm" svg:x="19.692cm" svg:y="1.894cm"><draw:text-box><text:p text:style-name="P4"><text:span text:style-name="T1">article</text:span></text:p></draw:text-box></draw:frame><draw:line text:anchor-type="paragraph" draw:z-index="92" draw:style-name="gr16" draw:text-style-name="P4" svg:x1="4.434cm" svg:y1="6.046cm" svg:x2="5.669cm" svg:y2="2.658cm"><text:p/></draw:line><draw:line text:anchor-type="paragraph" draw:z-index="93" draw:style-name="gr16" draw:text-style-name="P4" svg:x1="9.021cm" svg:y1="6.085cm" svg:x2="7.287cm" svg:y2="2.628cm"><text:p/></draw:line><draw:line text:anchor-type="paragraph" draw:z-index="94" draw:style-name="gr16" draw:text-style-name="P4" svg:x1="5.787cm" svg:y1="11.372cm" svg:x2="4.759cm" svg:y2="8.92cm"><text:p/></draw:line><draw:line text:anchor-type="paragraph" draw:z-index="95" draw:style-name="gr16" draw:text-style-name="P4" svg:x1="8.433cm" svg:y1="11.372cm" svg:x2="9.227cm" svg:y2="8.95cm"><text:p/></draw:line><draw:line text:anchor-type="paragraph" draw:z-index="96" draw:style-name="gr13" draw:text-style-name="P4" svg:x1="11.907cm" svg:y1="2.011cm" svg:x2="8.303cm" svg:y2="2.011cm"><text:p/></draw:line><draw:line text:anchor-type="paragraph" draw:z-index="97" draw:style-name="gr13" draw:text-style-name="P4" svg:x1="15.905cm" svg:y1="2.011cm" svg:x2="19.046cm" svg:y2="2.011cm"><text:p/></draw:line><draw:frame text:anchor-type="paragraph" draw:z-index="98" draw:style-name="gr4" draw:text-style-name="P5" svg:width="2.47cm" svg:height="0.618cm" svg:x="5.669cm" svg:y="4.025cm"><draw:text-box><text:p><text:span text:style-name="T1">base_id</text:span></text:p></draw:text-box></draw:frame><draw:frame text:anchor-type="paragraph" draw:z-index="99" draw:style-name="gr4" draw:text-style-name="P5" svg:width="2.47cm" svg:height="0.618cm" svg:x="3.318cm" svg:y="10.056cm"><draw:text-box><text:p><text:span text:style-name="T1">user_id</text:span></text:p></draw:text-box></draw:frame><draw:frame text:anchor-type="paragraph" draw:z-index="100" draw:style-name="gr4" draw:text-style-name="P5" svg:width="2.47cm" svg:height="0.618cm" svg:x="9.021cm" svg:y="9.934cm"><draw:text-box><text:p><text:span text:style-name="T1">group_id</text:span></text:p></draw:text-box></draw:frame></text:p>
      <text:p text:style-name="P2"/>
      <text:p text:style-name="Standard"><draw:frame draw:style-name="fr2" draw:name="Frame24" text:anchor-type="paragraph" svg:x="6.849cm" svg:y="2.85cm" svg:width="4.001cm" draw:z-index="22"><draw:text-box fo:min-height="1.363cm"><table:table table:name="Table24" table:style-name="Table24"><table:table-column table:style-name="Table24.A"/><table:table-row><table:table-cell table:style-name="Table24.A1" office:value-type="string"><text:p text:style-name="Table_20_Contents">bse_seminar_sessions</text:p></table:table-cell></table:table-row><table:table-row><table:table-cell table:style-name="Table24.A2" office:value-type="string"><text:p text:style-name="P3">id</text:p><text:p text:style-name="Table_20_Contents">seminar_id</text:p><text:p text:style-name="Table_20_Contents">location_id</text:p><text:p text:style-name="Table_20_Contents">when_at</text:p><text:p text:style-name="Table_20_Contents">roll_taken</text:p></table:table-cell></table:table-row></table:table><text:p text:style-name="Frame_20_contents"/></draw:text-box></draw:frame><draw:frame draw:style-name="fr2" draw:name="Frame22" text:anchor-type="paragraph" svg:x="17.549cm" svg:y="2.529cm" svg:width="4.001cm" draw:z-index="20"><draw:text-box fo:min-height="0.499cm"><table:table table:name="Table22" table:style-name="Table22"><table:table-column table:style-name="Table22.A"/><table:table-row><table:table-cell table:style-name="Table22.A1" office:value-type="string"><text:p text:style-name="Table_20_Contents">bse_locations</text:p></table:table-cell></table:table-row><table:table-row><table:table-cell table:style-name="Table22.A2" office:value-type="string"><text:p text:style-name="P3">id</text:p><text:p text:style-name="Table_20_Contents">description</text:p><text:p text:style-name="Table_20_Contents">room</text:p><text:p text:style-name="Table_20_Contents">street1</text:p><text:p text:style-name="Table_20_Contents">street2</text:p><text:p text:style-name="Table_20_Contents">suburb</text:p><text:p text:style-name="Table_20_Contents">state</text:p><text:p text:style-name="Table_20_Contents">country</text:p><text:p text:style-name="Table_20_Contents">postcode</text:p><text:p text:style-name="Table_20_Contents">public_notes</text:p><text:p text:style-name="Table_20_Contents">bookings_name</text:p><text:p text:style-name="Table_20_Contents">bookings_phone</text:p><text:p text:style-name="Table_20_Contents">bookings_fax</text:p><text:p text:style-name="Table_20_Contents">bookings_url</text:p><text:p text:style-name="Table_20_Contents">facilities_name</text:p><text:p text:style-name="Table_20_Contents">facilities_phone</text:p><text:p text:style-name="Table_20_Contents">admin_notes</text:p><text:p text:style-name="Table_20_Contents">disabled</text:p></table:table-cell></table:table-row></table:table><text:p text:style-name="Frame_20_contents"/></draw:text-box></draw:frame><draw:frame draw:style-name="fr2" draw:name="Frame25" text:anchor-type="paragraph" svg:x="7.144cm" svg:y="9.906cm" svg:width="4.001cm" draw:z-index="23"><draw:text-box fo:min-height="0.499cm"><table:table table:name="Table25" table:style-name="Table25"><table:table-column table:style-name="Table25.A"/><table:table-row><table:table-cell table:style-name="Table25.A1" office:value-type="string"><text:p text:style-name="Table_20_Contents">bse_seminar_bookings</text:p></table:table-cell></table:table-row><table:table-row><table:table-cell table:style-name="Table25.A2" office:value-type="string"><text:p text:style-name="P3">id</text:p><text:p text:style-name="Table_20_Contents">session_id</text:p><text:p text:style-name="Table_20_Contents">siteuser_id</text:p><text:p text:style-name="Table_20_Contents">roll_present</text:p><text:p text:style-name="Table_20_Contents">options</text:p><text:p text:style-name="Table_20_Contents">customer_instructions</text:p><text:p text:style-name="Table_20_Contents">support_notes</text:p></table:table-cell></table:table-row></table:table><text:p text:style-name="Frame_20_contents"/></draw:text-box></draw:frame><draw:rect text:anchor-type="paragraph" draw:z-index="49" draw:style-name="gr11" draw:text-style-name="P4" svg:width="3.647cm" svg:height="1.971cm" svg:x="0.672cm" svg:y="5.232cm"><text:p/></draw:rect><draw:frame text:anchor-type="paragraph" draw:z-index="50" draw:style-name="gr14" draw:text-style-name="P8" svg:width="2.588cm" svg:height="1.059cm" svg:x="1.231cm" svg:y="5.673cm"><draw:text-box><text:p text:style-name="P4"><text:span text:style-name="T1">bse_seminars</text:span></text:p></draw:text-box></draw:frame><draw:rect text:anchor-type="paragraph" draw:z-index="51" draw:style-name="gr11" draw:text-style-name="P4" svg:width="3.823cm" svg:height="2.322cm" svg:x="0.79cm" svg:y="11.053cm"><text:p/></draw:rect><draw:frame text:anchor-type="paragraph" draw:z-index="52" draw:style-name="gr3" draw:text-style-name="P8" svg:width="2.382cm" svg:height="0.795cm" svg:x="1.408cm" svg:y="11.846cm"><draw:text-box><text:p text:style-name="P4"><text:span text:style-name="T1">site_users</text:span></text:p></draw:text-box></draw:frame><draw:line text:anchor-type="paragraph" draw:z-index="53" draw:style-name="gr13" draw:text-style-name="P4" svg:x1="6.849cm" svg:y1="5.466cm" svg:x2="4.318cm" svg:y2="5.466cm"><text:p/></draw:line><draw:frame text:anchor-type="paragraph" draw:z-index="54" draw:style-name="gr15" draw:text-style-name="P5" svg:width="2.352cm" svg:height="0.56cm" svg:x="4.907cm" svg:y="4.731cm"><draw:text-box><text:p><text:span text:style-name="T1">seminar_id</text:span></text:p></draw:text-box></draw:frame><draw:line text:anchor-type="paragraph" draw:z-index="55" draw:style-name="gr13" draw:text-style-name="P4" svg:x1="10.848cm" svg:y1="4.408cm" svg:x2="17.549cm" svg:y2="4.408cm"><text:p/></draw:line><draw:frame text:anchor-type="paragraph" draw:z-index="56" draw:style-name="gr3" draw:text-style-name="P5" svg:width="3.823cm" svg:height="0.795cm" svg:x="12.226cm" svg:y="3.614cm"><draw:text-box><text:p><text:span text:style-name="T1">location_id</text:span></text:p></draw:text-box></draw:frame><draw:line text:anchor-type="paragraph" draw:z-index="57" draw:style-name="gr16" draw:text-style-name="P4" svg:x1="8.992cm" svg:y1="9.906cm" svg:x2="8.992cm" svg:y2="5.701cm"><text:p/></draw:line><draw:frame text:anchor-type="paragraph" draw:z-index="58" draw:style-name="gr3" draw:text-style-name="P5" svg:width="2.823cm" svg:height="0.795cm" svg:x="9.227cm" svg:y="7.377cm"><draw:text-box><text:p><text:span text:style-name="T1">session_id</text:span></text:p></draw:text-box></draw:frame><draw:line text:anchor-type="paragraph" draw:z-index="59" draw:style-name="gr13" draw:text-style-name="P4" svg:x1="7.144cm" svg:y1="11.875cm" svg:x2="4.613cm" svg:y2="11.875cm"><text:p/></draw:line><draw:frame text:anchor-type="paragraph" draw:z-index="60" draw:style-name="gr17" draw:text-style-name="P5" svg:width="2.146cm" svg:height="0.5cm" svg:x="5.348cm" svg:y="11.199cm"><draw:text-box><text:p><text:span text:style-name="T1">siteuser_id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Cook</meta:initial-creator>
    <meta:creation-date>2009-02-13T10:32:10.23</meta:creation-date>
    <dc:date>2009-02-13T14:55:40.09</dc:date>
    <dc:creator>Tony Cook</dc:creator>
    <meta:editing-duration>PT02H50M26S</meta:editing-duration>
    <meta:editing-cycles>2</meta:editing-cycles>
    <meta:generator>OpenOffice.org/3.0$Win32 OpenOffice.org_project/300m15$Build-9379</meta:generator>
    <meta:document-statistic meta:table-count="31" meta:image-count="0" meta:object-count="0" meta:page-count="5" meta:paragraph-count="377" meta:word-count="378" meta:character-count="3654"/>
    <meta:user-defined meta:name="Info 1"/>
    <meta:user-defined meta:name="Info 2"/>
    <meta:user-defined meta:name="Info 3"/>
    <meta:user-defined meta:name="Info 4"/>
  </office:meta>
</office:document-meta>
</file>